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7" style:family="table">
      <style:table-properties style:width="8.49cm" table:align="left"/>
    </style:style>
    <style:style style:name="Tableau7.A" style:family="table-column">
      <style:table-column-properties style:column-width="8.49cm"/>
    </style:style>
    <style:style style:name="Tableau7.A1" style:family="table-cell">
      <style:table-cell-properties style:vertical-align="middle" fo:padding="0.212cm" fo:border="0.05pt solid #9e9e9e"/>
    </style:style>
    <style:style style:name="Tableau8" style:family="table">
      <style:table-properties style:width="8.89cm" fo:margin-left="0.093cm" table:align="left"/>
    </style:style>
    <style:style style:name="Tableau8.A" style:family="table-column">
      <style:table-column-properties style:column-width="8.89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1" style:family="table">
      <style:table-properties style:width="8.89cm" fo:margin-left="0.093cm" table:align="left"/>
    </style:style>
    <style:style style:name="Tableau11.A" style:family="table-column">
      <style:table-column-properties style:column-width="8.89cm"/>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9" style:family="table">
      <style:table-properties style:width="4.904cm" table:align="left"/>
    </style:style>
    <style:style style:name="Tableau9.A" style:family="table-column">
      <style:table-column-properties style:column-width="4.904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12" style:family="table">
      <style:table-properties style:width="3.598cm" table:align="left"/>
    </style:style>
    <style:style style:name="Tableau12.A" style:family="table-column">
      <style:table-column-properties style:column-width="3.598cm"/>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 style:family="table">
      <style:table-properties style:width="14.192cm" table:align="left"/>
    </style:style>
    <style:style style:name="Tableau1.A" style:family="table-column">
      <style:table-column-properties style:column-width="14.192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8pt" style:font-size-asian="8pt" style:font-size-complex="8pt"/>
    </style:style>
    <style:style style:name="P2" style:family="paragraph" style:parent-style-name="Standard">
      <style:text-properties style:font-name="Arial" fo:font-size="8pt" officeooo:paragraph-rsid="000a468b" style:font-size-asian="8pt" style:font-size-complex="8pt"/>
    </style:style>
    <style:style style:name="P3" style:family="paragraph" style:parent-style-name="Standard">
      <style:text-properties style:font-name="Arial" fo:font-size="8pt" officeooo:paragraph-rsid="0010c6cf" style:font-size-asian="8pt" style:font-size-complex="8pt"/>
    </style:style>
    <style:style style:name="P4" style:family="paragraph" style:parent-style-name="Standard">
      <style:text-properties style:font-name="Arial" fo:font-size="8pt" officeooo:paragraph-rsid="0010f092" style:font-size-asian="8pt" style:font-size-complex="8pt"/>
    </style:style>
    <style:style style:name="P5" style:family="paragraph" style:parent-style-name="Standard">
      <style:text-properties style:font-name="Arial" fo:font-size="12pt" officeooo:rsid="00082496" officeooo:paragraph-rsid="000a468b" style:font-size-asian="12pt" style:font-size-complex="12pt"/>
    </style:style>
    <style:style style:name="P6" style:family="paragraph" style:parent-style-name="Standard">
      <style:text-properties style:font-name="Arial" fo:font-size="12pt" officeooo:rsid="00091c9a" officeooo:paragraph-rsid="000a468b" style:font-size-asian="12pt" style:font-size-complex="12pt"/>
    </style:style>
    <style:style style:name="P7" style:family="paragraph" style:parent-style-name="Standard">
      <style:text-properties style:font-name="Arial" fo:font-size="12pt" officeooo:paragraph-rsid="000a468b" style:font-size-asian="12pt" style:font-size-complex="12pt"/>
    </style:style>
    <style:style style:name="P8" style:family="paragraph" style:parent-style-name="Standard">
      <style:text-properties style:font-name="Arial" fo:font-size="12pt" officeooo:rsid="000a468b" officeooo:paragraph-rsid="000a468b" style:font-size-asian="12pt" style:font-size-complex="12pt"/>
    </style:style>
    <style:style style:name="P9" style:family="paragraph" style:parent-style-name="Standard">
      <style:text-properties style:font-name="Arial" fo:font-size="12pt" style:text-underline-style="solid" style:text-underline-width="auto" style:text-underline-color="font-color" officeooo:rsid="000a468b" officeooo:paragraph-rsid="000a468b" style:font-size-asian="12pt" style:font-size-complex="12pt"/>
    </style:style>
    <style:style style:name="P10" style:family="paragraph" style:parent-style-name="Standard">
      <style:text-properties style:font-name="Arial" fo:font-size="12pt" style:text-underline-style="solid" style:text-underline-width="auto" style:text-underline-color="font-color" officeooo:rsid="000a468b" officeooo:paragraph-rsid="001a49f2" style:font-size-asian="12pt" style:font-size-complex="12pt"/>
    </style:style>
    <style:style style:name="P11" style:family="paragraph" style:parent-style-name="Standard">
      <style:text-properties style:font-name="Arial" fo:font-size="12pt" style:text-underline-style="solid" style:text-underline-width="auto" style:text-underline-color="font-color" officeooo:rsid="00091c9a" officeooo:paragraph-rsid="000a468b" style:font-size-asian="12pt" style:font-size-complex="12pt"/>
    </style:style>
    <style:style style:name="P12" style:family="paragraph" style:parent-style-name="Standard">
      <style:text-properties style:font-name="Arial" fo:font-size="12pt" style:text-underline-style="solid" style:text-underline-width="auto" style:text-underline-color="font-color" officeooo:rsid="00091c9a" officeooo:paragraph-rsid="00091c9a" style:font-size-asian="12pt" style:font-size-complex="12pt"/>
    </style:style>
    <style:style style:name="P13" style:family="paragraph" style:parent-style-name="Standard">
      <style:text-properties style:font-name="Arial" fo:font-size="10pt" officeooo:rsid="00082496" officeooo:paragraph-rsid="000a468b" style:font-size-asian="8.75pt" style:font-size-complex="10pt"/>
    </style:style>
    <style:style style:name="P14" style:family="paragraph" style:parent-style-name="Standard">
      <style:text-properties style:font-name="Arial" fo:font-size="10pt" officeooo:rsid="00082496" officeooo:paragraph-rsid="001c3a2b" style:font-size-asian="8.75pt" style:font-size-complex="10pt"/>
    </style:style>
    <style:style style:name="P15" style:family="paragraph" style:parent-style-name="Standard">
      <style:text-properties style:font-name="Arial" fo:font-size="10pt" officeooo:rsid="00091c9a" officeooo:paragraph-rsid="00091c9a" style:font-size-asian="10pt" style:font-size-complex="10pt"/>
    </style:style>
    <style:style style:name="P16" style:family="paragraph" style:parent-style-name="Standard">
      <style:text-properties style:font-name="Arial" fo:font-size="10pt" officeooo:rsid="00091c9a" officeooo:paragraph-rsid="000a468b" style:font-size-asian="10pt" style:font-size-complex="10pt"/>
    </style:style>
    <style:style style:name="P17" style:family="paragraph" style:parent-style-name="Standard">
      <style:text-properties style:font-name="Arial" fo:font-size="10pt" officeooo:rsid="00091c9a" officeooo:paragraph-rsid="00148e35" style:font-size-asian="10pt" style:font-size-complex="10pt"/>
    </style:style>
    <style:style style:name="P18" style:family="paragraph" style:parent-style-name="Standard">
      <style:text-properties style:font-name="Arial" fo:font-size="10pt" officeooo:rsid="00091c9a" officeooo:paragraph-rsid="001c7d16" style:font-size-asian="10pt" style:font-size-complex="10pt"/>
    </style:style>
    <style:style style:name="P19" style:family="paragraph" style:parent-style-name="Standard">
      <style:text-properties style:font-name="Arial" fo:font-size="10pt" officeooo:rsid="000a468b" officeooo:paragraph-rsid="000a468b" style:font-size-asian="10pt" style:font-size-complex="10pt"/>
    </style:style>
    <style:style style:name="P20" style:family="paragraph" style:parent-style-name="Standard">
      <style:text-properties style:font-name="Arial" fo:font-size="10pt" officeooo:rsid="0010c6cf" officeooo:paragraph-rsid="0010c6cf" style:font-size-asian="10pt" style:font-size-complex="10pt"/>
    </style:style>
    <style:style style:name="P21" style:family="paragraph" style:parent-style-name="Standard">
      <style:text-properties style:font-name="Arial" fo:font-size="10pt" officeooo:rsid="0010c6cf" officeooo:paragraph-rsid="0010f092" style:font-size-asian="10pt" style:font-size-complex="10pt"/>
    </style:style>
    <style:style style:name="P22" style:family="paragraph" style:parent-style-name="Standard">
      <style:text-properties style:font-name="Arial" fo:font-size="10pt" officeooo:rsid="0016e99f" officeooo:paragraph-rsid="0016e99f" style:font-size-asian="10pt" style:font-size-complex="10pt"/>
    </style:style>
    <style:style style:name="P23" style:family="paragraph" style:parent-style-name="Standard">
      <style:text-properties style:font-name="Arial" fo:font-size="10pt" officeooo:rsid="001aca3c" officeooo:paragraph-rsid="001aca3c" style:font-size-asian="10pt" style:font-size-complex="10pt"/>
    </style:style>
    <style:style style:name="P24" style:family="paragraph" style:parent-style-name="Standard">
      <style:text-properties style:font-name="Arial" fo:font-size="10pt" fo:font-weight="bold" officeooo:rsid="0010c6cf" officeooo:paragraph-rsid="0010f092" style:font-size-asian="10pt" style:font-weight-asian="bold" style:font-size-complex="10pt" style:font-weight-complex="bold"/>
    </style:style>
    <style:style style:name="P25" style:family="paragraph" style:parent-style-name="Standard">
      <style:text-properties style:font-name="Arial" fo:font-size="10pt" fo:font-weight="bold" officeooo:rsid="0010c6cf" officeooo:paragraph-rsid="0010c6cf" style:font-size-asian="10pt" style:font-weight-asian="bold" style:font-size-complex="10pt" style:font-weight-complex="bold"/>
    </style:style>
    <style:style style:name="P26" style:family="paragraph" style:parent-style-name="Standard">
      <style:text-properties style:font-name="Arial" fo:font-size="10pt" style:text-underline-style="none" officeooo:rsid="000d6a7e" officeooo:paragraph-rsid="0016e99f" style:font-size-asian="10pt" style:font-size-complex="10pt"/>
    </style:style>
    <style:style style:name="P27" style:family="paragraph" style:parent-style-name="Standard">
      <style:text-properties style:font-name="Arial" fo:font-size="10pt" style:text-underline-style="none" officeooo:rsid="000d6a7e" officeooo:paragraph-rsid="001a49f2" style:font-size-asian="10pt" style:font-size-complex="10pt"/>
    </style:style>
    <style:style style:name="P28" style:family="paragraph" style:parent-style-name="Standard">
      <style:text-properties style:font-name="Arial" fo:font-size="10pt" style:text-underline-style="none" officeooo:rsid="001a49f2" officeooo:paragraph-rsid="001a49f2" style:font-size-asian="10pt" style:font-size-complex="10pt"/>
    </style:style>
    <style:style style:name="P29" style:family="paragraph" style:parent-style-name="Standard">
      <style:text-properties style:font-name="Arial" fo:font-size="10pt" style:text-underline-style="solid" style:text-underline-width="auto" style:text-underline-color="font-color" officeooo:rsid="00091c9a" officeooo:paragraph-rsid="000a468b" style:font-size-asian="10pt" style:font-size-complex="10pt"/>
    </style:style>
    <style:style style:name="P30" style:family="paragraph" style:parent-style-name="Standard">
      <style:paragraph-properties fo:text-align="center" style:justify-single-word="false"/>
      <style:text-properties style:font-name="Arial" fo:font-size="14pt" style:text-underline-style="solid" style:text-underline-width="auto" style:text-underline-color="font-color" officeooo:rsid="000a468b" officeooo:paragraph-rsid="000a468b" style:font-size-asian="14pt" style:font-size-complex="14pt"/>
    </style:style>
    <style:style style:name="P31" style:family="paragraph" style:parent-style-name="Standard">
      <style:text-properties fo:font-variant="normal" fo:text-transform="none" fo:color="#000000" style:text-line-through-style="none" style:text-line-through-type="none" style:font-name="Arial" fo:font-size="8pt" fo:font-style="normal" style:text-underline-style="none" fo:font-weight="normal" officeooo:paragraph-rsid="0010c6cf" style:text-blinking="false" fo:background-color="transparent" style:font-size-asian="8pt" style:font-size-complex="8pt"/>
    </style:style>
    <style:style style:name="P32" style:family="paragraph" style:parent-style-name="Table_20_Contents">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8pt" fo:font-style="normal" style:text-underline-style="none" fo:font-weight="normal" style:text-blinking="false" fo:background-color="transparent" style:font-size-asian="8pt" style:font-size-complex="8pt"/>
    </style:style>
    <style:style style:name="P33" style:family="paragraph" style:parent-style-name="Table_20_Contents">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8pt" fo:font-style="normal" style:text-underline-style="none" fo:font-weight="normal" officeooo:paragraph-rsid="0010c6cf" style:text-blinking="false" fo:background-color="transparent" style:font-size-asian="8pt" style:font-size-complex="8pt"/>
    </style:style>
    <style:style style:name="P34" style:family="paragraph" style:parent-style-name="Table_20_Contents">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8pt" fo:font-style="normal" style:text-underline-style="none" fo:font-weight="normal" officeooo:rsid="0010c6cf" officeooo:paragraph-rsid="0010c6cf" style:text-blinking="false" fo:background-color="transparent" style:font-size-asian="8pt" style:font-size-complex="8pt"/>
    </style:style>
    <style:style style:name="P3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bold" style:text-blinking="false" fo:background-color="transparent" style:font-size-asian="8pt" style:font-weight-asian="bold" style:font-size-complex="8pt" style:font-weight-complex="bold"/>
    </style:style>
    <style:style style:name="P3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bold" officeooo:rsid="000244d0" officeooo:paragraph-rsid="000244d0" style:text-blinking="false" fo:background-color="transparent" style:font-size-asian="8pt" style:font-weight-asian="bold" style:font-size-complex="8pt" style:font-weight-complex="bold"/>
    </style:style>
    <style:style style:name="P3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normal" style:text-blinking="false" fo:background-color="transparent" style:font-size-asian="8pt" style:font-size-complex="8pt"/>
    </style:style>
    <style:style style:name="P3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normal" officeooo:paragraph-rsid="000244d0" style:text-blinking="false" fo:background-color="transparent" style:font-size-asian="8pt" style:font-size-complex="8pt"/>
    </style:style>
    <style:style style:name="P3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normal" officeooo:paragraph-rsid="0010c6cf" style:text-blinking="false" fo:background-color="transparent" style:font-size-asian="8pt" style:font-size-complex="8pt"/>
    </style:style>
    <style:style style:name="P4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8pt" fo:font-style="normal" style:text-underline-style="none" fo:font-weight="normal" officeooo:rsid="000244d0" officeooo:paragraph-rsid="000244d0" style:text-blinking="false" fo:background-color="transparent" style:font-size-asian="8pt" style:font-size-complex="8pt"/>
    </style:style>
    <style:style style:name="P41" style:family="paragraph" style:parent-style-name="Text_20_body">
      <style:paragraph-properties fo:margin-top="0cm" fo:margin-bottom="0cm" loext:contextual-spacing="false" fo:line-height="120%" style:writing-mode="lr-tb"/>
      <style:text-properties style:font-name="Arial" fo:font-size="8pt" style:font-size-asian="8pt" style:font-size-complex="8pt"/>
    </style:style>
    <style:style style:name="P42" style:family="paragraph" style:parent-style-name="Text_20_body">
      <style:paragraph-properties fo:margin-top="0cm" fo:margin-bottom="0cm" loext:contextual-spacing="false" fo:line-height="120%" style:writing-mode="lr-tb"/>
      <style:text-properties style:font-name="Arial" fo:font-size="8pt" officeooo:rsid="000244d0" officeooo:paragraph-rsid="000244d0" style:font-size-asian="8pt" style:font-size-complex="8pt"/>
    </style:style>
    <style:style style:name="P43" style:family="paragraph" style:parent-style-name="Table_20_Contents">
      <style:paragraph-properties fo:text-align="start" style:justify-single-word="false"/>
      <style:text-properties style:font-name="Arial" fo:font-size="8pt" fo:font-weight="bold" officeooo:rsid="000244d0" officeooo:paragraph-rsid="000244d0" style:font-size-asian="8pt" style:font-weight-asian="bold" style:font-size-complex="8pt" style:font-weight-complex="bold"/>
    </style:style>
    <style:style style:name="P44" style:family="paragraph" style:parent-style-name="Table_20_Contents">
      <style:text-properties style:font-name="Arial" fo:font-size="8pt" fo:font-weight="bold" officeooo:rsid="000244d0" officeooo:paragraph-rsid="000244d0" style:font-size-asian="8pt" style:font-weight-asian="bold" style:font-size-complex="8pt" style:font-weight-complex="bold"/>
    </style:style>
    <style:style style:name="P45" style:family="paragraph" style:parent-style-name="Table_20_Contents">
      <style:text-properties style:font-name="Arial" fo:font-size="8pt" fo:font-weight="bold" officeooo:rsid="000244d0" officeooo:paragraph-rsid="0010f092" style:font-size-asian="8pt" style:font-weight-asian="bold" style:font-size-complex="8pt" style:font-weight-complex="bold"/>
    </style:style>
    <style:style style:name="P46" style:family="paragraph" style:parent-style-name="Table_20_Contents">
      <style:text-properties style:font-name="Arial" fo:font-size="8pt" style:font-size-asian="8pt" style:font-size-complex="8pt"/>
    </style:style>
    <style:style style:name="P47" style:family="paragraph" style:parent-style-name="Table_20_Contents">
      <style:text-properties style:font-name="Arial" fo:font-size="8pt" officeooo:rsid="000244d0" officeooo:paragraph-rsid="000244d0" style:font-size-asian="8pt" style:font-size-complex="8pt"/>
    </style:style>
    <style:style style:name="P48" style:family="paragraph" style:parent-style-name="Table_20_Contents">
      <style:text-properties style:font-name="Arial" fo:font-size="8pt" officeooo:rsid="00032da8" officeooo:paragraph-rsid="0010f092" style:font-size-asian="8pt" style:font-size-complex="8pt"/>
    </style:style>
    <style:style style:name="P49" style:family="paragraph" style:parent-style-name="Table_20_Contents">
      <style:text-properties style:font-name="Arial" fo:font-size="8pt" officeooo:rsid="0010f092" officeooo:paragraph-rsid="0010f092" style:font-size-asian="8pt" style:font-size-complex="8pt"/>
    </style:style>
    <style:style style:name="P50" style:family="paragraph" style:parent-style-name="Text_20_body">
      <style:text-properties style:font-name="Arial" fo:font-size="8pt" officeooo:paragraph-rsid="000a468b" style:font-size-asian="8pt" style:font-size-complex="8pt"/>
    </style:style>
    <style:style style:name="P51" style:family="paragraph" style:parent-style-name="Text_20_body">
      <style:text-properties style:font-name="Arial" fo:font-size="10pt" officeooo:paragraph-rsid="000a468b" style:font-size-asian="10pt" style:font-size-complex="10pt"/>
    </style:style>
    <style:style style:name="P52" style:family="paragraph" style:parent-style-name="Text_20_body">
      <style:paragraph-properties fo:text-align="end" style:justify-single-word="false"/>
      <style:text-properties style:font-name="Arial" fo:font-size="10pt" officeooo:rsid="000a468b" officeooo:paragraph-rsid="000a468b" style:font-size-asian="10pt" style:font-size-complex="10pt"/>
    </style:style>
    <style:style style:name="P53" style:family="paragraph" style:parent-style-name="Text_20_body">
      <style:text-properties style:font-name="Arial" fo:font-size="10pt" officeooo:rsid="000a468b" officeooo:paragraph-rsid="000a468b" style:font-size-asian="10pt" style:font-size-complex="10pt"/>
    </style:style>
    <style:style style:name="P54" style:family="paragraph" style:parent-style-name="Standard" style:list-style-name="L1">
      <style:text-properties style:font-name="Arial" fo:font-size="10pt" officeooo:rsid="001aca3c" officeooo:paragraph-rsid="001aca3c" style:font-size-asian="10pt" style:font-size-complex="10pt"/>
    </style:style>
    <style:style style:name="P55" style:family="paragraph" style:parent-style-name="Standard">
      <style:text-properties style:font-name="Arial" fo:font-size="10pt" officeooo:rsid="001c3a2b" officeooo:paragraph-rsid="001c7d16" style:font-size-asian="10pt" style:font-size-complex="10pt"/>
    </style:style>
    <style:style style:name="P56" style:family="paragraph" style:parent-style-name="Standard">
      <style:text-properties style:font-name="Arial" fo:font-size="12pt" officeooo:rsid="0016e99f" officeooo:paragraph-rsid="0016e99f" style:font-size-asian="12pt" style:font-size-complex="12pt"/>
    </style:style>
    <style:style style:name="P57" style:family="paragraph">
      <style:text-properties fo:font-size="12pt"/>
    </style:style>
    <style:style style:name="P58" style:family="paragraph">
      <loext:graphic-properties draw:fill="none"/>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10c6cf"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 style:family="text">
      <style:text-properties fo:font-variant="normal" fo:text-transform="none" fo:color="#000000" style:text-line-through-style="none" style:text-line-through-type="none" fo:font-style="normal" style:text-underline-style="none" fo:font-weight="bold" officeooo:rsid="000244d0" style:text-blinking="false" fo:background-color="transparent" loext:char-shading-value="0" style:font-weight-asian="bold" style:font-weight-complex="bold"/>
    </style:style>
    <style:style style:name="T5" style:family="text">
      <style:text-properties fo:font-variant="normal" fo:text-transform="none" fo:color="#24292e" fo:letter-spacing="normal" fo:font-style="normal" fo:font-weight="normal"/>
    </style:style>
    <style:style style:name="T6" style:family="text">
      <style:text-properties officeooo:rsid="000244d0"/>
    </style:style>
    <style:style style:name="T7" style:family="text">
      <style:text-properties officeooo:rsid="00082496"/>
    </style:style>
    <style:style style:name="T8" style:family="text">
      <style:text-properties officeooo:rsid="000a468b"/>
    </style:style>
    <style:style style:name="T9" style:family="text">
      <style:text-properties officeooo:rsid="0010c6cf"/>
    </style:style>
    <style:style style:name="T10" style:family="text">
      <style:text-properties fo:font-weight="bold" style:font-weight-asian="bold" style:font-weight-complex="bold"/>
    </style:style>
    <style:style style:name="T11" style:family="text">
      <style:text-properties fo:font-weight="bold" officeooo:rsid="0010f092" style:font-weight-asian="bold" style:font-weight-complex="bold"/>
    </style:style>
    <style:style style:name="T12" style:family="text">
      <style:text-properties officeooo:rsid="0010f092"/>
    </style:style>
    <style:style style:name="T13" style:family="text">
      <style:text-properties officeooo:rsid="00125705"/>
    </style:style>
    <style:style style:name="T14" style:family="text">
      <style:text-properties officeooo:rsid="00148e35"/>
    </style:style>
    <style:style style:name="T15" style:family="text">
      <style:text-properties officeooo:rsid="0016e99f"/>
    </style:style>
    <style:style style:name="T16" style:family="text">
      <style:text-properties officeooo:rsid="001a49f2"/>
    </style:style>
    <style:style style:name="T17" style:family="text">
      <style:text-properties style:text-underline-style="none"/>
    </style:style>
    <style:style style:name="T18" style:family="text">
      <style:text-properties style:text-underline-style="none" officeooo:rsid="001a49f2"/>
    </style:style>
    <style:style style:name="T19" style:family="text">
      <style:text-properties officeooo:rsid="001aca3c"/>
    </style:style>
    <style:style style:name="T20" style:family="text">
      <style:text-properties officeooo:rsid="001c3a2b"/>
    </style:style>
    <style:style style:name="T21" style:family="text">
      <style:text-properties officeooo:rsid="00091c9a" style:font-size-asian="10pt"/>
    </style:style>
    <style:style style:name="T22" style:family="text">
      <style:text-properties officeooo:rsid="001c3a2b" style:font-size-asian="10pt"/>
    </style:style>
    <style:style style:name="T23" style:family="text">
      <style:text-properties officeooo:rsid="001c7d16"/>
    </style:style>
    <style:style style:name="T24" style:family="text">
      <style:text-properties officeooo:rsid="001e1f54"/>
    </style:style>
    <style:style style:name="T25" style:family="text">
      <style:text-properties officeooo:rsid="0020a5de"/>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1a49f2"/>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187cm" fo:min-width="0.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192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192cm" fo:min-width="0.385cm" style:run-through="background" style:vertical-pos="from-top" style:vertical-rel="paragraph" style:horizontal-pos="from-left" style:horizontal-rel="paragraph" draw:wrap-influence-on-position="once-concurrent" style:flow-with-text="false"/>
    </style:style>
    <style:style style:name="gr4" style:family="graphic">
      <style:graphic-properties svg:stroke-width="0.101cm" draw:marker-start-width="0.503cm" draw:marker-end-width="0.503cm" draw:fill="none" draw:textarea-horizontal-align="justify" draw:textarea-vertical-align="middle" draw:auto-grow-height="false" fo:min-height="2.785cm" fo:min-width="7.7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Florian MUTIN <text:s text:c="117"/>3IF4 binôme B3414</text:p>
      <text:p text:style-name="P53"><text:s/>Loïc CASTELLON</text:p>
      <text:p text:style-name="P51"/>
      <text:p text:style-name="P15"/>
      <text:p text:style-name="P15"/>
      <text:p text:style-name="P15"/>
      <text:p text:style-name="P30">Compte rendu TP C++ n°2 : Héritage - Polymorphisme</text:p>
      <text:p text:style-name="P15"/>
      <text:p text:style-name="P15"/>
      <text:p text:style-name="P15"/>
      <text:p text:style-name="P15"/>
      <text:p text:style-name="P15"/>
      <text:p text:style-name="P15"/>
      <text:p text:style-name="P15"/>
      <text:p text:style-name="P15"/>
      <text:p text:style-name="P8">SOMMAIRE : </text:p>
      <text:p text:style-name="P8"/>
      <text:p text:style-name="P19"/>
      <text:p text:style-name="P19">I Description des classes – graphe d'héritage</text:p>
      <text:p text:style-name="P19"/>
      <text:p text:style-name="P19">II Description de la structure de donnée – dessin mémoire</text:p>
      <text:p text:style-name="P19"/>
      <text:p text:style-name="P19">I<text:span text:style-name="T15">II</text:span> Conclusion</text:p>
      <text:p text:style-name="P19"/>
      <text:p text:style-name="P22">IV Annexe<text:span text:style-name="T16">s</text:span> : <text:span text:style-name="T16">Dessin mémoire et l</text:span>isting des classes</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
      <text:p text:style-name="P9"><text:soft-page-break/>I) Description des classes – graphe d'héritage</text:p>
      <text:p text:style-name="P9"/>
      <text:p text:style-name="P20"><draw:custom-shape text:anchor-type="paragraph" draw:z-index="8" draw:style-name="gr4" draw:text-style-name="P58" svg:width="7.755cm" svg:height="2.786cm" svg:x="2.272cm" svg:y="0.229cm"><text:p/><draw:enhanced-geometry svg:viewBox="0 0 21600 21600" draw:type="rectangle" draw:enhanced-path="M 0 0 L 21600 0 21600 21600 0 21600 0 0 Z N"/></draw:custom-shape></text:p>
      <text:p text:style-name="P21"><text:span text:style-name="T11"><text:tab/><text:tab/><text:tab/><text:tab/></text:span><text:span text:style-name="T10"><text:tab/>B</text:span></text:p>
      <text:p text:style-name="P15"><draw:custom-shape text:anchor-type="paragraph" draw:z-index="7" draw:style-name="gr3" draw:text-style-name="P57" svg:width="0.768cm" svg:height="1.362cm" svg:x="5.973cm" svg:y="0.15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5"/>
      <text:p text:style-name="P17"><text:tab/><text:tab/><text:span text:style-name="T11">LEGENDE :</text:span><text:tab/><text:tab/><text:span text:style-name="T9">A hérite de B</text:span></text:p>
      <text:p text:style-name="P15"/>
      <text:p text:style-name="P24"><text:tab/><text:tab/><text:tab/><text:tab/><text:tab/>A</text:p>
      <text:p text:style-name="P15"/>
      <text:p text:style-name="P15"/>
      <text:p text:style-name="P15"/>
      <text:p text:style-name="P15"/>
      <text:p text:style-name="P15"><draw:frame draw:style-name="fr1" draw:name="Cadre7" text:anchor-type="paragraph" svg:x="4.217cm" svg:y="0.24cm" draw:z-index="6"><draw:text-box fo:min-height="0.34cm" fo:min-width="0.34cm"><table:table table:name="Tableau7" table:style-name="Tableau7"><table:table-column table:style-name="Tableau7.A"/><table:table-row><table:table-cell table:style-name="Tableau7.A1" office:value-type="string"><text:p text:style-name="P35">Trajet</text:p></table:table-cell></table:table-row><table:table-row><table:table-cell table:style-name="Tableau7.A1" office:value-type="string"><text:p text:style-name="P46"/></table:table-cell></table:table-row><table:table-row><table:table-cell table:style-name="Tableau7.A1" office:value-type="string"><text:p text:style-name="P32">virtual void Affiche () <text:span text:style-name="T9">const</text:span></text:p><text:p text:style-name="P32">virtual bool IsBefore (<text:span text:style-name="T9">const </text:span>Trajet &amp;) const</text:p><text:p text:style-name="P34">virtual bool Equals (const Trajet &amp;) const</text:p><text:p text:style-name="P33">virtual const char* GetDepart () <text:s/>const<text:span text:style-name="T9">=0</text:span></text:p><text:p text:style-name="P32">virtual const char* GetArrivee () <text:span text:style-name="T9">const=0</text:span></text:p><text:p text:style-name="P33">virtual const char* <text:span text:style-name="T9">GetMoyenTransport</text:span> () <text:span text:style-name="T9">const=0</text:span></text:p><text:p text:style-name="P32">Trajet ()</text:p><text:p text:style-name="P32">virtual ~Trajet ()</text:p></table:table-cell></table:table-row></table:table></draw:text-box></draw:frame><text:tab/><text:tab/><text:tab/></text:p>
      <text:p text:style-name="P15"><text:s text:c="6"/></text:p>
      <text:p text:style-name="P15"/>
      <text:p text:style-name="P3"/>
      <text:p text:style-name="P25"/>
      <text:p text:style-name="P25"/>
      <text:p text:style-name="P50"/>
      <text:p text:style-name="P50"/>
      <text:p text:style-name="P2"/>
      <text:p text:style-name="P2"/>
      <text:p text:style-name="P2"/>
      <text:p text:style-name="P2"/>
      <text:p text:style-name="P2"/>
      <text:p text:style-name="P2"/>
      <text:p text:style-name="P2"><draw:custom-shape text:anchor-type="paragraph" draw:z-index="4" draw:style-name="gr2" draw:text-style-name="P57" svg:width="0.768cm" svg:height="1.362cm" svg:x="6.673cm" svg:y="0.19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 draw:style-name="gr1" svg:width="0.763cm" svg:height="1.355cm" svg:x="9.514cm" svg:y="0.19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
      <text:p text:style-name="P2"/>
      <text:p text:style-name="P2"><draw:frame draw:style-name="fr1" draw:name="Cadre8" text:anchor-type="paragraph" svg:x="-1.067cm" svg:y="0.307cm" draw:z-index="0"><draw:text-box fo:min-height="0.499cm" fo:min-width="2cm"><table:table table:name="Tableau8" table:style-name="Tableau8"><table:table-column table:style-name="Tableau8.A"/><table:table-row><table:table-cell table:style-name="Tableau8.A1" office:value-type="string"><text:p text:style-name="P41"><text:span text:style-name="T3">TrajetSimpl</text:span><text:span text:style-name="T4">e</text:span></text:p></table:table-cell></table:table-row><table:table-row><table:table-cell table:style-name="Tableau8.A2" office:value-type="string"><text:p text:style-name="P31">const char* depart</text:p><text:p text:style-name="P3"><text:span text:style-name="T2">const char</text:span><text:span text:style-name="T1">* arrivee</text:span></text:p><text:p text:style-name="P3"><text:span text:style-name="T2">const char</text:span><text:span text:style-name="T1">* moyenTransport</text:span> </text:p></table:table-cell></table:table-row><table:table-row><table:table-cell table:style-name="Tableau8.A2" office:value-type="string"><text:p text:style-name="P37">void Affiche () <text:span text:style-name="T9">const</text:span></text:p><text:p text:style-name="P37">bool IsBefore (<text:span text:style-name="T9">const</text:span>Trajet &amp; ) const</text:p><text:p text:style-name="P37">const char* GetDepart <text:span text:style-name="T6">()</text:span> const</text:p><text:p text:style-name="P37">const char* GetArrivee <text:span text:style-name="T6">()</text:span> const</text:p><text:p text:style-name="P39">const char* Get<text:span text:style-name="T9">MoyenTransport ()</text:span> const</text:p><text:p text:style-name="P37">TrajetSimple (const chard* , const char* , const char*)</text:p><text:p text:style-name="P37">virtual ~TrajetSimple ()</text:p></table:table-cell></table:table-row></table:table></draw:text-box></draw:frame><draw:frame draw:style-name="fr1" draw:name="Cadre11" text:anchor-type="paragraph" svg:x="8.412cm" svg:y="0.273cm" draw:z-index="2"><draw:text-box fo:min-height="4.583cm" fo:min-width="5.456cm"><table:table table:name="Tableau11" table:style-name="Tableau11"><table:table-column table:style-name="Tableau11.A"/><table:table-row><table:table-cell table:style-name="Tableau11.A1" office:value-type="string"><text:p text:style-name="P36">TrajetCompose</text:p></table:table-cell></table:table-row><table:table-row><table:table-cell table:style-name="Tableau11.A2" office:value-type="string"><text:p text:style-name="P1"><text:span text:style-name="T5">Liste * liste</text:span> </text:p></table:table-cell></table:table-row><table:table-row><table:table-cell table:style-name="Tableau11.A2" office:value-type="string"><text:p text:style-name="P42">void Affiche () const</text:p><text:p text:style-name="P42">bool Add (<text:span text:style-name="T9">const </text:span>Trajet &amp; ) <text:span text:style-name="T9">const</text:span></text:p><text:p text:style-name="P38">bool IsBefore (<text:span text:style-name="T9">const </text:span>Trajet &amp;) const</text:p><text:p text:style-name="P38">const char* GetDepart<text:span text:style-name="T6">() </text:span>const</text:p><text:p text:style-name="P40">const char* GetArrivee() const</text:p><text:p text:style-name="P42">TrajetCompose (<text:span text:style-name="T9">const </text:span>Trajet* ,<text:span text:style-name="T9">const</text:span> Trajet* )</text:p><text:p text:style-name="P42">virtual~TrajetCompose ()</text:p></table:table-cell></table:table-row></table:table></draw:text-box></draw:frame></text:p>
      <text:p text:style-name="P2"/>
      <text:p text:style-name="P2"><draw:frame draw:style-name="fr1" draw:name="Cadre9" text:anchor-type="paragraph" svg:x="1.196cm" svg:y="0.106cm" draw:z-index="1"><draw:text-box fo:min-height="0.34cm" fo:min-width="0.34cm"><table:table table:name="Tableau9" table:style-name="Tableau9"><table:table-column table:style-name="Tableau9.A"/><table:table-row><table:table-cell table:style-name="Tableau9.A1" office:value-type="string"><text:p text:style-name="P44">Liste</text:p></table:table-cell></table:table-row><table:table-row><table:table-cell table:style-name="Tableau9.A2" office:value-type="string"><text:p text:style-name="P47">ElementListe * first</text:p></table:table-cell></table:table-row><table:table-row><table:table-cell table:style-name="Tableau9.A2" office:value-type="string"><text:p text:style-name="P47">void Add (<text:span text:style-name="T9">const </text:span>Trajet* ) </text:p><text:p text:style-name="P47">void Affiche (const char * ) <text:span text:style-name="T9">const</text:span></text:p><text:p text:style-name="P47">Liste ()</text:p><text:p text:style-name="P47">virtual ~Liste ()</text:p></table:table-cell></table:table-row></table:table></draw:text-box></draw:frame></text:p>
      <text:p text:style-name="P2"><draw:frame draw:style-name="fr1" draw:name="Cadre12" text:anchor-type="paragraph" svg:x="10.164cm" svg:y="0.123cm" draw:z-index="5"><draw:text-box fo:min-height="0.34cm" fo:min-width="0.34cm"><table:table table:name="Tableau12" table:style-name="Tableau12"><table:table-column table:style-name="Tableau12.A"/><table:table-row><table:table-cell table:style-name="Tableau12.A1" office:value-type="string"><text:p text:style-name="P43">ElementListe</text:p></table:table-cell></table:table-row><table:table-row><table:table-cell table:style-name="Tableau12.A2" office:value-type="string"><text:p text:style-name="P47"><text:span text:style-name="T12">const </text:span>Trajet* trajet</text:p><text:p text:style-name="P47">ElementListe* suivant</text:p></table:table-cell></table:table-row><table:table-row><table:table-cell table:style-name="Tableau12.A2" office:value-type="string"><text:p text:style-name="P47">ElementListe(<text:span text:style-name="T12">const </text:span>Trajet*)</text:p><text:p text:style-name="P47">virtual <text:span text:style-name="T12">~ </text:span>ElementListe ()</text:p></table:table-cell></table:table-row></table:table></draw:text-box></draw:frame></text:p>
      <text:p text:style-name="P2"/>
      <text:p text:style-name="P2"/>
      <text:p text:style-name="P2"/>
      <text:p text:style-name="P2"/>
      <text:p text:style-name="P2"/>
      <text:p text:style-name="P2"/>
      <text:p text:style-name="P2"/>
      <text:p text:style-name="P2"/>
      <text:p text:style-name="P2"/>
      <text:p text:style-name="P4"><draw:frame draw:style-name="fr2" draw:name="Cadre1" text:anchor-type="paragraph" draw:z-index="9"><draw:text-box fo:min-height="0.34cm" fo:min-width="0.34cm"><table:table table:name="Tableau1" table:style-name="Tableau1"><table:table-column table:style-name="Tableau1.A"/><table:table-row><table:table-cell table:style-name="Tableau1.A1" office:value-type="string"><text:p text:style-name="P45">Catalogue</text:p></table:table-cell></table:table-row><table:table-row><table:table-cell table:style-name="Tableau1.A2" office:value-type="string"><text:p text:style-name="P48">Liste* liste</text:p></table:table-cell></table:table-row><table:table-row><table:table-cell table:style-name="Tableau1.A2" office:value-type="string"><text:p text:style-name="P48"><text:span text:style-name="T7">v</text:span>oid Affiche () const</text:p><text:p text:style-name="P48">void Add (<text:span text:style-name="T12">const </text:span>Trajet* ) <text:span text:style-name="T12">const</text:span></text:p><text:p text:style-name="P48">unsigned int RechercheParcours (const char* , const char* ) <text:span text:style-name="T12">const</text:span></text:p><text:p text:style-name="P48"><text:span text:style-name="T12">void</text:span> RechercheParcoursAvancee (const char* , const char* ) <text:span text:style-name="T12">const</text:span></text:p><text:p text:style-name="P48">Catalogue ()</text:p><text:p text:style-name="P48">virtual ~Catalogue ()</text:p><text:p text:style-name="P48"/><text:p text:style-name="P49">void rechercheRecursive(const char*, const char*, unsigned int*, const unsigned int, const unsigned int) const</text:p><text:p text:style-name="P48"/></table:table-cell></table:table-row></table:table></draw:text-box></draw:frame></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list xml:id="list139518972982953921" text:style-name="L1">
        <text:list-item>
          <text:p text:style-name="P54">Nous avons choisi de ne mettre aucun attribut dans la classe Trajet car les départs et arrivées se retrouvent à partir des TrajetSimples.</text:p>
        </text:list-item>
        <text:list-item>
          <text:p text:style-name="P54">Les attributs de la classe TrajetSimple sont en private, on peut y accéder uniquement en lecture grâce à des méthodes Get spécifiques. </text:p>
        </text:list-item>
        <text:list-item>
          <text:p text:style-name="P54">Les classes TrajetCompose et Catalogue reposent fortement sur la classe Liste, cela nous permet d'éviter une redondance de code entre ces deux premières. </text:p>
        </text:list-item>
        <text:list-item>
          <text:p text:style-name="P54">Les classes Liste et ElementListe sont expliquées ci-dessous. </text:p>
        </text:list-item>
      </text:list>
      <text:p text:style-name="P23"/>
      <text:p text:style-name="P23"/>
      <text:p text:style-name="P26"><text:tab/></text:p>
      <text:p text:style-name="P9"/>
      <text:p text:style-name="P9"/>
      <text:p text:style-name="P9">II) Description de la structure de donnée – dessin mémoire</text:p>
      <text:p text:style-name="P2"/>
      <text:p text:style-name="P2"/>
      <text:p text:style-name="P2"/>
      <text:p text:style-name="P2"/>
      <text:p text:style-name="P2"/>
      <text:p text:style-name="P27"><text:span text:style-name="T9"><text:tab/> Un catalogue possède un pointeur sur une Liste. </text:span>Liste est une classe qui <text:span text:style-name="T9">implémente une liste chaînée d'ElementListe, quand on ajoute un ElementListe il est inséré en fin de liste. Un ElementListe possède un pointeur sur un Trajet et un pointeur sur un ElementListe suivant. </text:span>Un TrajetCompose possède <text:s/>un pointeur sur une <text:span text:style-name="T19">L</text:span>iste , <text:span text:style-name="T19">il fonctionne de la même manière. </text:span></text:p>
      <text:p text:style-name="P27"/>
      <text:p text:style-name="P28">Le dessin mémoire donné en annexe illustre cela.</text:p>
      <text:p text:style-name="P10"/>
      <text:p text:style-name="P2"/>
      <text:p text:style-name="P2"/>
      <text:p text:style-name="P7"/>
      <text:p text:style-name="P11"><text:span text:style-name="T8">III) </text:span>Conclusion</text:p>
      <text:p text:style-name="P6"/>
      <text:p text:style-name="P13"><text:tab/>Nous avons rencontré <text:span text:style-name="T24">plusieurs</text:span> problèmes lors de ce projet. Le premier est que nous avions au départ mal implémenté la façon de faire une <text:span text:style-name="T14">L</text:span>is<text:span text:style-name="T14">t</text:span>e, nous avions essayer de gérer ça avec de l'héritage entre une classe Liste et les classes de Trajets. Nous nous sommes ensuite souvenu qu'il fallait séparer tout cela et que de l'héritage entre les deux n'était pas la bonne solution.</text:p>
      <text:p text:style-name="P13"><text:tab/>Ensuite, nous avons eu du mal à implémenter la méthode RechercheParcoursAvancee. Ce n'était pas tant le fait de combiner les trajets qui nous a paru difficile mais <text:span text:style-name="T20">plutôt </text:span>de trouver comment cette méthode pouvait <text:span text:style-name="T20">afficher</text:span> tous les trajets possibles. <text:span text:style-name="T13">Pour résoudre cela nous avons dû faire une recherche récursive avec parcours en profondeur de la Liste du catalogue.</text:span></text:p>
      <text:p text:style-name="P14"><text:tab/><text:span text:style-name="T20">L</text:span><text:span text:style-name="T21">e constructeur de TrajetCompose n'est pas optimal lorsque l'on veut créer un </text:span><text:span text:style-name="T22">TrajetCompose</text:span><text:span text:style-name="T21"> </text:span><text:span text:style-name="T22">dans notre menu. Nous nous en sommes rendu compte sur le fait. Nous avons décidé d'assumer notre choix de constructeur et d'adapter notre menu.</text:span></text:p>
      <text:p text:style-name="P5"/>
      <text:p text:style-name="P18"><text:span text:style-name="T20"><text:tab/>L</text:span>a méthode IsBefore <text:span text:style-name="T20">nous a servi en début de projet pour assurer la continuité des trajets dans un TrajetCompose. Cependant notre menu assure la continuité. Cette méthode e</text:span>st maintenant obsolète <text:span text:style-name="T20">mais </text:span>nous l'avons conserv<text:span text:style-name="T13">ée</text:span> pour <text:span text:style-name="T20">effectuer des tests et afficher d'éventuelles erreurs.</text:span></text:p>
      <text:p text:style-name="P55"><text:tab/>Quand on renseigne des attributs de Trajet ils sont transformé<text:span text:style-name="T25">s</text:span> en majuscules. Cela nous permet d'assurer qu'une ville ne sera pas écrite en minuscule et en majuscule. Mais cela ne fonctionne pas pour les caractères spéciaux tels les accents ou la cédille, cela pourrait donc faire l'objet d'une amélioration.</text:p>
      <text:p text:style-name="P55"><text:tab/>De plus quand on ajoute un TrajetSimple on vérifie s'il existe <text:span text:style-name="T25">m</text:span>ais nous ne vérifions pas cela pour l'ajout de TrajetComposé. Cela n'a pas été implément<text:span text:style-name="T25">é</text:span> par manque de temps mais peut faire l'objet d'une amélioration.</text:p>
      <text:p text:style-name="P18"><text:tab/><text:span text:style-name="T23">Dans notre menu, si l'utilisateur saisit autre chose qu'un entier le programme se ferme. De la même manière s'il saisit autre chose qu'un entier lors de l'ajout d'étapes pour un TrajetComposé le programme entre dans une boucle infinie. Ces constatations rendent l'expérience utilisateur difficile. Le menu est donc améliorable.</text:span></text:p>
      <text:p text:style-name="P16"/>
      <text:p text:style-name="P16"/>
      <text:p text:style-name="P16"/>
      <text:p text:style-name="P29"/>
      <text:p text:style-name="P56"><text:span text:style-name="T26">IV</text:span><text:span text:style-name="T27">)</text:span><text:span text:style-name="T26"> Annexe</text:span><text:span text:style-name="T27">s</text:span><text:span text:style-name="T26"> :</text:span><text:span text:style-name="T17"> </text:span><text:span text:style-name="T18">Dessin mémoire et l</text:span><text:span text:style-name="T17">isting des cla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9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2:37:50.303000000</meta:creation-date>
    <dc:date>2017-12-05T22:33:19.863000000</dc:date>
    <meta:editing-duration>PT5H4M19S</meta:editing-duration>
    <meta:editing-cycles>20</meta:editing-cycles>
    <meta:generator>LibreOffice/5.0.6.3$Windows_x86 LibreOffice_project/490fc03b25318460cfc54456516ea2519c11d1aa</meta:generator>
    <meta:document-statistic meta:table-count="6" meta:image-count="0" meta:object-count="0" meta:page-count="3" meta:paragraph-count="80" meta:word-count="773" meta:character-count="5025" meta:non-whitespace-character-count="4169"/>
  </office:meta>
</office:document-meta>
</file>